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37"/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6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Consolas" style:font-name-asian="Consolas" style:font-name-complex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2"/>
        <table:table-column table:style-name="co2" table:number-columns-repeated="1019" table:default-cell-style-name="Default"/>
        <table:table-row table:style-name="ro1">
          <table:table-cell table:style-name="ce2" office:value-type="date" office:date-value="2024-01-17" calcext:value-type="date">
            <text:p>01/17/24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heck template statu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Archive old months</text:p>
          </table:table-cell>
          <table:table-cell table:style-name="ce13" office:value-type="string" calcext:value-type="string">
            <text:p>N/A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Edit archive links in booksindex</text:p>
          </table:table-cell>
          <table:table-cell table:style-name="ce13" office:value-type="string" calcext:value-type="string">
            <text:p>N/A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month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Clean Workspace and restart ALWB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test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html English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Find and fix empty strings: select h/s and Find: &lt;p class='hymn'&gt;&lt;span class='kvp dummy'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et master to goarc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et <text:span text:style-name="T1">pref.website_goarch generate.services.index to "</text:span>off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nerat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months</text:p>
          </table:table-cell>
          <table:table-cell table:style-name="ce8" office:value-type="string" calcext:value-type="string">
            <text:p>html GE/E</text:p>
          </table:table-cell>
          <table:table-cell table:style-name="ce8" office:value-type="string" calcext:value-type="string">
            <text:p>pdf GE</text:p>
          </table:table-cell>
          <table:table-cell table:style-name="ce8" office:value-type="string" calcext:value-type="string">
            <text:p>pdf E</text:p>
          </table:table-cell>
          <table:table-cell table:style-name="ce8" office:value-type="string" calcext:value-type="string">
            <text:p>pdf G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Jan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Feb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Mar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Apr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Seminary Chapel</text:p>
          </table:table-cell>
          <table:table-cell table:number-columns-repeated="2" table:style-name="ce20" office:value-type="string" calcext:value-type="string">
            <text:p>Jan-Apr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6"/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remove last day of Dec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indexes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n indexer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Website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reset master to test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Modify indexes</text:p>
          </table:table-cell>
          <table:table-cell table:style-name="ce13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Edit blank / _app</text:p>
          </table:table-cell>
          <table:table-cell table:style-name="ce13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Rename goa site folder</text:p>
            <text:p>goa_new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3">
          <table:table-cell table:style-name="ce4" office:value-type="string" calcext:value-type="string">
            <text:p>Upload site to server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3">
          <table:table-cell table:style-name="ce4" office:value-type="string" calcext:value-type="string">
            <text:p>When upload complete, </text:p>
            <text:p>rename goa site folder </text:p>
            <text:p>on server: e.g. goa0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3">
          <table:table-cell table:style-name="ce4" office:value-type="string" calcext:value-type="string">
            <text:p>Rename goa_new to</text:p>
            <text:p>goa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3">
          <table:table-cell table:style-name="ce4" office:value-type="string" calcext:value-type="string">
            <text:p>Delete goa0 from server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14:09:42.4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1T17:01:50.422000000</meta:creation-date>
    <dc:date>2024-01-17T14:14:30.537000000</dc:date>
    <meta:editing-duration>PT19H47M27S</meta:editing-duration>
    <meta:editing-cycles>68</meta:editing-cycles>
    <meta:generator>LibreOffice/7.6.4.1$Windows_X86_64 LibreOffice_project/e19e193f88cd6c0525a17fb7a176ed8e6a3e2aa1</meta:generator>
    <meta:document-statistic meta:table-count="1" meta:cell-count="42" meta:object-count="0"/>
  </office:meta>
</office:document-meta>
</file>